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9479in" fo:margin-left="0in" fo:margin-top="0in" fo:margin-bottom="0in" fo:break-before="auto" fo:break-after="auto" table:align="left"/>
    </style:style>
    <style:style style:name="Table1.A" style:family="table-column">
      <style:table-column-properties style:column-width="2.7514in"/>
    </style:style>
    <style:style style:name="Table1.B" style:family="table-column">
      <style:table-column-properties style:column-width="0.4201in"/>
    </style:style>
    <style:style style:name="Table1.C" style:family="table-column">
      <style:table-column-properties style:column-width="0.4194in"/>
    </style:style>
    <style:style style:name="Table1.K" style:family="table-column">
      <style:table-column-properties style:column-width="0.418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2" style:family="table-row">
      <style:table-row-properties style:min-row-height="0.3in" fo:keep-together="auto"/>
    </style:style>
    <style:style style:name="Table1.A2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2" style:family="table">
      <style:table-properties style:width="6.9479in" fo:margin-left="0in" fo:margin-top="0in" fo:margin-bottom="0in" table:align="left"/>
    </style:style>
    <style:style style:name="Table2.A" style:family="table-column">
      <style:table-column-properties style:column-width="2.7514in"/>
    </style:style>
    <style:style style:name="Table2.B" style:family="table-column">
      <style:table-column-properties style:column-width="0.4201in"/>
    </style:style>
    <style:style style:name="Table2.C" style:family="table-column">
      <style:table-column-properties style:column-width="0.4194in"/>
    </style:style>
    <style:style style:name="Table2.K" style:family="table-column">
      <style:table-column-properties style:column-width="0.418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Table2.A2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3" style:family="table">
      <style:table-properties style:width="6.9479in" fo:margin-left="0in" fo:margin-top="0in" fo:margin-bottom="0in" table:align="left"/>
    </style:style>
    <style:style style:name="Table3.A" style:family="table-column">
      <style:table-column-properties style:column-width="2.7514in"/>
    </style:style>
    <style:style style:name="Table3.B" style:family="table-column">
      <style:table-column-properties style:column-width="4.1958in"/>
    </style:style>
    <style:style style:name="Table3.1" style:family="table-row">
      <style:table-row-properties style:min-row-height="0.2917in" fo:keep-together="auto"/>
    </style:style>
    <style:style style:name="Table3.A1" style:family="table-cell">
      <style:table-cell-properties style:vertical-align="middle" fo:padding="0.0694in" fo:border="1pt solid #000000"/>
    </style:style>
    <style:style style:name="Table3.2" style:family="table-row">
      <style:table-row-properties style:min-row-height="0.3in" fo:keep-together="auto"/>
    </style:style>
    <style:style style:name="Table3.A2" style:family="table-cell">
      <style:table-cell-properties style:vertical-align="middle" fo:background-color="#efefef" fo:padding="0.0694in" fo:border="1pt solid #000000">
        <style:background-image/>
      </style:table-cell-properties>
    </style:style>
    <style:style style:name="Table4" style:family="table">
      <style:table-properties style:width="6.9479in" fo:margin-left="0in" fo:margin-top="0in" fo:margin-bottom="0in" table:align="left"/>
    </style:style>
    <style:style style:name="Table4.A" style:family="table-column">
      <style:table-column-properties style:column-width="2.7514in"/>
    </style:style>
    <style:style style:name="Table4.B" style:family="table-column">
      <style:table-column-properties style:column-width="4.1958in"/>
    </style:style>
    <style:style style:name="Table4.1" style:family="table-row">
      <style:table-row-properties style:min-row-height="0.2917in" fo:keep-together="auto"/>
    </style:style>
    <style:style style:name="Table4.A1" style:family="table-cell">
      <style:table-cell-properties style:vertical-align="middle" fo:padding="0.0694in" fo:border="1pt solid #000000"/>
    </style:style>
    <style:style style:name="Table4.B1" style:family="table-cell">
      <style:table-cell-properties style:vertical-align="" fo:padding="0.0694in" fo:border="1pt solid #000000"/>
    </style:style>
    <style:style style:name="Table4.A2" style:family="table-cell">
      <style:table-cell-properties style:vertical-align="middle" fo:background-color="#efefef" fo:padding="0.0694in" fo:border="1pt solid #000000">
        <style:background-image/>
      </style:table-cell-properties>
    </style:style>
    <style:style style:name="Table4.B2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line-height="100%" fo:text-align="center" style:justify-single-word="false" fo:orphans="0" fo:widows="0"/>
      <style:text-properties fo:font-weight="bold" style:font-weight-asian="bold"/>
    </style:style>
    <style:style style:name="P3" style:family="paragraph" style:parent-style-name="Standard">
      <style:paragraph-properties fo:line-height="100%" fo:text-align="center" style:justify-single-word="false" fo:orphans="0" fo:widows="0"/>
    </style:style>
    <style:style style:name="P4" style:family="paragraph" style:parent-style-name="Standard">
      <style:paragraph-properties fo:line-height="100%" fo:orphans="0" fo:widows="0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 style:list-style-name="WWNum8">
      <style:paragraph-properties fo:margin-left="0.5in" fo:margin-right="0in" fo:line-height="150%" fo:text-indent="-0.25in" style:auto-text-indent="false"/>
    </style:style>
    <style:style style:name="P7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7">
      <style:paragraph-properties fo:margin-left="0.5in" fo:margin-right="0in" fo:line-height="100%" fo:orphans="0" fo:widows="0" fo:text-indent="-0.25in" style:auto-text-indent="false"/>
    </style:style>
    <style:style style:name="P12" style:family="paragraph" style:parent-style-name="Standard" style:list-style-name="WWNum2">
      <style:paragraph-properties fo:margin-left="0.5in" fo:margin-right="0in" fo:line-height="100%" fo:orphans="0" fo:widows="0" fo:text-indent="-0.25in" style:auto-text-indent="false"/>
    </style:style>
    <style:style style:name="P13" style:family="paragraph" style:parent-style-name="Standard" style:list-style-name="WWNum6">
      <style:paragraph-properties fo:margin-left="0.5in" fo:margin-right="0in" fo:line-height="100%" fo:orphans="0" fo:widows="0" fo:text-indent="-0.25in" style:auto-text-indent="false"/>
    </style:style>
    <style:style style:name="P14" style:family="paragraph" style:parent-style-name="Standard" style:list-style-name="WWNum3">
      <style:paragraph-properties fo:margin-left="0.5in" fo:margin-right="0in" fo:line-height="100%" fo:orphans="0" fo:widows="0" fo:text-indent="-0.25in" style:auto-text-indent="false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17" style:family="paragraph" style:parent-style-name="Standard">
      <style:paragraph-properties fo:margin-left="0in" fo:margin-right="0in" fo:text-indent="0in" style:auto-text-indent="false"/>
    </style:style>
    <style:style style:name="P18" style:family="paragraph" style:parent-style-name="Standard">
      <style:paragraph-properties fo:margin-left="0in" fo:margin-right="0in" fo:line-height="100%" fo:orphans="0" fo:widows="0" fo:text-indent="0in" style:auto-text-indent="false"/>
    </style:style>
    <style:style style:name="P19" style:family="paragraph" style:parent-style-name="Standard">
      <style:paragraph-properties fo:margin-left="0in" fo:margin-right="0in" fo:text-indent="0.5in" style:auto-text-indent="false"/>
      <style:text-properties fo:font-weight="bold" style:font-weight-asian="bold"/>
    </style:style>
    <style:style style:name="P20" style:family="paragraph" style:parent-style-name="Standard">
      <style:paragraph-properties fo:margin-left="0in" fo:margin-right="0in" fo:text-indent="0.25in" style:auto-text-indent="false"/>
    </style:style>
    <style:style style:name="P21" style:family="paragraph" style:parent-style-name="Standard">
      <style:paragraph-properties fo:margin-left="0in" fo:margin-right="0in" fo:text-indent="0.75in" style:auto-text-indent="false"/>
    </style:style>
    <style:style style:name="P22" style:family="paragraph" style:parent-style-name="Standard">
      <style:paragraph-properties fo:margin-left="0.5in" fo:margin-right="0in" fo:text-indent="0in" style:auto-text-indent="false"/>
    </style:style>
    <style:style style:name="P23" style:family="paragraph" style:parent-style-name="Standard">
      <style:paragraph-properties fo:margin-left="0.5in" fo:margin-right="0in" fo:line-height="100%" fo:orphans="0" fo:widows="0" fo:text-indent="0in" style:auto-text-indent="false"/>
    </style:style>
    <style:style style:name="P24" style:family="paragraph" style:parent-style-name="Standard">
      <style:paragraph-properties fo:margin-left="0.25in" fo:margin-right="0in" fo:text-indent="0.5in" style:auto-text-indent="false"/>
    </style:style>
    <style:style style:name="P25" style:family="paragraph" style:parent-style-name="Standard">
      <style:paragraph-properties fo:margin-left="0in" fo:margin-right="0in" fo:text-indent="0.5in" style:auto-text-indent="false"/>
      <style:text-properties fo:font-weight="bold" style:font-weight-asian="bold"/>
    </style:style>
    <style:style style:name="P26" style:family="paragraph" style:parent-style-name="Standard">
      <style:paragraph-properties fo:margin-left="0in" fo:margin-right="0in" fo:text-indent="0.8126in" style:auto-text-indent="false"/>
    </style:style>
    <style:style style:name="P27" style:family="paragraph" style:parent-style-name="Standard">
      <style:paragraph-properties fo:margin-left="0in" fo:margin-right="0in" fo:text-indent="0.25in" style:auto-text-indent="false"/>
    </style:style>
    <style:style style:name="P28" style:family="paragraph" style:parent-style-name="Standard">
      <style:paragraph-properties fo:margin-left="0in" fo:margin-right="0in" fo:text-indent="0.75in" style:auto-text-indent="false"/>
    </style:style>
    <style:style style:name="P29" style:family="paragraph" style:parent-style-name="Standard">
      <style:paragraph-properties fo:margin-left="0in" fo:margin-right="0in" fo:text-indent="0.8126in" style:auto-text-indent="false"/>
    </style:style>
    <style:style style:name="P30" style:family="paragraph" style:parent-style-name="Standard">
      <style:paragraph-properties fo:margin-left="0in" fo:margin-right="0in" fo:text-indent="0in" style:auto-text-indent="false"/>
    </style:style>
    <style:style style:name="P31" style:family="paragraph" style:parent-style-name="Title">
      <style:paragraph-properties fo:text-align="center" style:justify-single-word="false"/>
    </style:style>
    <style:style style:name="P32" style:family="paragraph" style:parent-style-name="Title">
      <style:paragraph-properties fo:text-align="center" style:justify-single-word="false" fo:break-before="page"/>
    </style:style>
    <style:style style:name="P33" style:family="paragraph" style:parent-style-name="Title" style:master-page-name="Standard">
      <style:paragraph-properties fo:text-align="center" style:justify-single-word="false"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3" style:family="text">
      <style:text-properties fo:font-style="italic" style:font-style-asian="italic"/>
    </style:style>
    <style:style style:name="T4" style:family="text">
      <style:text-properties fo:font-style="italic" fo:font-weight="bold" style:font-style-asian="italic" style:font-weight-asian="bold"/>
    </style:style>
    <style:style style:name="T5" style:family="text">
      <style:text-properties style:text-underline-style="none"/>
    </style:style>
    <style:style style:name="T6" style:family="text">
      <style:text-properties fo:font-size="13pt" fo:font-weight="bold" style:font-size-asian="13pt" style:font-weight-asian="bold" style:font-size-complex="13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color="#1155cc" fo:font-style="italic" style:text-underline-style="solid" style:text-underline-width="auto" style:text-underline-color="font-color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bookmark text:name="_x4yz2hc7lyzc"/>Instructions</text:p>
      <text:p text:style-name="Standard"><text:span text:style-name="T1">Author's Note!</text:span></text:p>
      <text:p text:style-name="Standard">This form was originally intended to be used in conjunction with my dungeon safety, and etiquette class “Safety Third!”. <text:s/>It is also possible to use as a standalone document for evaluating and tracking your own Risk Aware Consensual Kink (RACK).</text:p>
      <text:p text:style-name="Standard"/>
      <text:p text:style-name="Standard"><text:span text:style-name="T2">Start Here!</text:span></text:p>
      <text:p text:style-name="Standard"/>
      <text:p text:style-name="Standard"><text:span text:style-name="T1">Name the Form</text:span></text:p>
      <text:p text:style-name="Standard">The large blank space preceding the<text:span text:style-name="T1"> ‘s Risk Profile Designer</text:span> is where YOUR, yes you, the reader’s name goes. <text:s/>Yes you may also have someone fill it out with/for you but the person wanting the risk profile should have some name there.</text:p>
      <text:p text:style-name="Standard"/>
      <text:p text:style-name="Standard"><text:span text:style-name="T1">Mood<text:line-break/></text:span>How are you feeling right now? <text:s/>Don’t overthink this.<text:line-break/><text:line-break/><text:span text:style-name="T1">Expiration Date<text:line-break/></text:span>Everyone's medical health, and kink interests change over time. <text:s/>The expiration date here is to remind you that the information on this form is ephemeral.<text:line-break/><text:line-break/><text:span text:style-name="T1">Section 1: Medical Information<text:line-break/></text:span>Check any boxes that apply to you. <text:s/>Elaborate using whitespace provided. <text:s/>Use margins for “Other: _____” if necessary.<text:line-break/><text:line-break/><text:span text:style-name="T1">Section 2: Visible Marks<text:line-break/></text:span>The scale ranges from 1 to 10. <text:s/>Where 1 is considered a “Hard No” and 10 is a “Yes Definitely”. <text:s/>Circle/Color/Indicate in some fashion your level of acceptance. </text:p>
      <text:p text:style-name="P1"/>
      <text:p text:style-name="Standard"><text:span text:style-name="T1">Section 3: Non-Visible Marks<text:line-break/></text:span>The scale ranges from 1 to 10. <text:s/>Where 1 is considered a “Hard No” and 10 is a “Yes Definitely”. <text:s/>Circle/Color/Indicate in some fashion your level of acceptance.<text:line-break/><text:line-break/><text:span text:style-name="T1">Section 2 &amp; 3 Caveats<text:line-break/></text:span>These scales/ranges are a <text:span text:style-name="T3">very</text:span> simplified scale. <text:s/>For instance some people might be okay with marks in the “t-shirt area”, meaning anything that can be covered by a t-shirt is okay. <text:s/>Use your best judgement</text:p>
      <text:p text:style-name="Standard"/>
      <text:p text:style-name="Standard"><text:span text:style-name="T1">My Risk Profile Suggests…</text:span></text:p>
      <text:p text:style-name="Standard">This section tries to provide guidance on various types of play. <text:s/>All suggestions are based on a <text:span text:style-name="T3">Rank 1 (hard no)</text:span>, and it is up to you to interpret the data accordingly. <text:s/>The <text:span text:style-name="T3">Risk</text:span> comments are merely provided as examples of what <text:span text:style-name="T3">could</text:span> happen. <text:s/>Not what <text:span text:style-name="T3">will</text:span> happen.</text:p>
      <text:p text:style-name="P31"><text:bookmark text:name="_cm9vpb44etrp"/>_____________’s Risk Profile Designer</text:p>
      <text:p text:style-name="Standard"/>
      <text:p text:style-name="Standard">Today I am feeling: _______________ <text:tab/><text:tab/><text:tab/><text:tab/><text:tab/>Expires: ______</text:p>
      <text:p text:style-name="Standard"/>
      <text:p text:style-name="Heading_20_2"><text:bookmark text:name="_l9d25fhgbvz5"/>Section 1: Medical Information</text:p>
      <text:p text:style-name="Standard"><text:soft-page-break/>I have one or more of the following:</text:p>
      <text:list xml:id="list715084290" text:style-name="WWNum8">
        <text:list-item>
          <text:p text:style-name="P6">Heart Condition</text:p>
        </text:list-item>
        <text:list-item>
          <text:p text:style-name="P6">Sensitive/Delicate skin</text:p>
        </text:list-item>
        <text:list-item>
          <text:p text:style-name="P6">Injury or other restriction: __________________________</text:p>
        </text:list-item>
        <text:list-item>
          <text:p text:style-name="P6">Medical Implant/Device: __________________________</text:p>
        </text:list-item>
        <text:list-item>
          <text:p text:style-name="P6">Skin Condition/Allergy: __________________________</text:p>
        </text:list-item>
        <text:list-item>
          <text:p text:style-name="P6">None of the Above</text:p>
        </text:list-item>
      </text:list>
      <text:p text:style-name="Heading_20_2"><text:bookmark text:name="_rqo4hnqtumf9"/>Section 2: Visible Marks</text:p>
      <text:p text:style-name="Standard"><text:span text:style-name="T3">Rank 1: Do not want</text:span> | <text:span text:style-name="T3">Rank 10: Best thing Ever</text:span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B"/>
        <table:table-column table:style-name="Table1.C" table:number-columns-repeated="2"/>
        <table:table-column table:style-name="Table1.B"/>
        <table:table-column table:style-name="Table1.C" table:number-columns-repeated="2"/>
        <table:table-column table:style-name="Table1.K"/>
        <table:table-header-rows>
          <table:table-row table:style-name="Table1.1">
            <table:table-cell table:style-name="Table1.A1" office:value-type="string">
              <text:p text:style-name="P15"><text:span text:style-name="T1">Scratches</text:span></text:p>
            </table:table-cell>
            <table:table-cell table:style-name="Table1.A1" office:value-type="string">
              <text:p text:style-name="P16">1</text:p>
            </table:table-cell>
            <table:table-cell table:style-name="Table1.A1" office:value-type="string">
              <text:p text:style-name="P16">2</text:p>
            </table:table-cell>
            <table:table-cell table:style-name="Table1.A1" office:value-type="string">
              <text:p text:style-name="P16">3</text:p>
            </table:table-cell>
            <table:table-cell table:style-name="Table1.A1" office:value-type="string">
              <text:p text:style-name="P16">4</text:p>
            </table:table-cell>
            <table:table-cell table:style-name="Table1.A1" office:value-type="string">
              <text:p text:style-name="P16">5</text:p>
            </table:table-cell>
            <table:table-cell table:style-name="Table1.A1" office:value-type="string">
              <text:p text:style-name="P16">6</text:p>
            </table:table-cell>
            <table:table-cell table:style-name="Table1.A1" office:value-type="string">
              <text:p text:style-name="P16">7</text:p>
            </table:table-cell>
            <table:table-cell table:style-name="Table1.A1" office:value-type="string">
              <text:p text:style-name="P16">8</text:p>
            </table:table-cell>
            <table:table-cell table:style-name="Table1.A1" office:value-type="string">
              <text:p text:style-name="P16">9</text:p>
            </table:table-cell>
            <table:table-cell table:style-name="Table1.A1" office:value-type="string">
              <text:p text:style-name="P16">10</text:p>
            </table:table-cell>
          </table:table-row>
          <table:table-row table:style-name="Table1.2">
            <table:table-cell table:style-name="Table1.A2" office:value-type="string">
              <text:p text:style-name="P15"><text:span text:style-name="T1">Cuts</text:span></text:p>
            </table:table-cell>
            <table:table-cell table:style-name="Table1.A2" office:value-type="string">
              <text:p text:style-name="P3">1</text:p>
            </table:table-cell>
            <table:table-cell table:style-name="Table1.A2" office:value-type="string">
              <text:p text:style-name="P3">2</text:p>
            </table:table-cell>
            <table:table-cell table:style-name="Table1.A2" office:value-type="string">
              <text:p text:style-name="P3">3</text:p>
            </table:table-cell>
            <table:table-cell table:style-name="Table1.A2" office:value-type="string">
              <text:p text:style-name="P3">4</text:p>
            </table:table-cell>
            <table:table-cell table:style-name="Table1.A2" office:value-type="string">
              <text:p text:style-name="P3">5</text:p>
            </table:table-cell>
            <table:table-cell table:style-name="Table1.A2" office:value-type="string">
              <text:p text:style-name="P3">6</text:p>
            </table:table-cell>
            <table:table-cell table:style-name="Table1.A2" office:value-type="string">
              <text:p text:style-name="P3">7</text:p>
            </table:table-cell>
            <table:table-cell table:style-name="Table1.A2" office:value-type="string">
              <text:p text:style-name="P3">8</text:p>
            </table:table-cell>
            <table:table-cell table:style-name="Table1.A2" office:value-type="string">
              <text:p text:style-name="P3">9</text:p>
            </table:table-cell>
            <table:table-cell table:style-name="Table1.A2" office:value-type="string">
              <text:p text:style-name="P3">10</text:p>
            </table:table-cell>
          </table:table-row>
          <table:table-row table:style-name="Table1.1">
            <table:table-cell table:style-name="Table1.A1" office:value-type="string">
              <text:p text:style-name="P15"><text:span text:style-name="T1">Bleeding</text:span></text:p>
            </table:table-cell>
            <table:table-cell table:style-name="Table1.A1" office:value-type="string">
              <text:p text:style-name="P3">1</text:p>
            </table:table-cell>
            <table:table-cell table:style-name="Table1.A1" office:value-type="string">
              <text:p text:style-name="P3">2</text:p>
            </table:table-cell>
            <table:table-cell table:style-name="Table1.A1" office:value-type="string">
              <text:p text:style-name="P3">3</text:p>
            </table:table-cell>
            <table:table-cell table:style-name="Table1.A1" office:value-type="string">
              <text:p text:style-name="P3">4</text:p>
            </table:table-cell>
            <table:table-cell table:style-name="Table1.A1" office:value-type="string">
              <text:p text:style-name="P3">5</text:p>
            </table:table-cell>
            <table:table-cell table:style-name="Table1.A1" office:value-type="string">
              <text:p text:style-name="P3">6</text:p>
            </table:table-cell>
            <table:table-cell table:style-name="Table1.A1" office:value-type="string">
              <text:p text:style-name="P3">7</text:p>
            </table:table-cell>
            <table:table-cell table:style-name="Table1.A1" office:value-type="string">
              <text:p text:style-name="P3">8</text:p>
            </table:table-cell>
            <table:table-cell table:style-name="Table1.A1" office:value-type="string">
              <text:p text:style-name="P3">9</text:p>
            </table:table-cell>
            <table:table-cell table:style-name="Table1.A1" office:value-type="string">
              <text:p text:style-name="P3">10</text:p>
            </table:table-cell>
          </table:table-row>
          <table:table-row table:style-name="Table1.1">
            <table:table-cell table:style-name="Table1.A2" office:value-type="string">
              <text:p text:style-name="P15"><text:span text:style-name="T1">Bruising</text:span></text:p>
            </table:table-cell>
            <table:table-cell table:style-name="Table1.A2" office:value-type="string">
              <text:p text:style-name="P3">1</text:p>
            </table:table-cell>
            <table:table-cell table:style-name="Table1.A2" office:value-type="string">
              <text:p text:style-name="P3">2</text:p>
            </table:table-cell>
            <table:table-cell table:style-name="Table1.A2" office:value-type="string">
              <text:p text:style-name="P3">3</text:p>
            </table:table-cell>
            <table:table-cell table:style-name="Table1.A2" office:value-type="string">
              <text:p text:style-name="P3">4</text:p>
            </table:table-cell>
            <table:table-cell table:style-name="Table1.A2" office:value-type="string">
              <text:p text:style-name="P3">5</text:p>
            </table:table-cell>
            <table:table-cell table:style-name="Table1.A2" office:value-type="string">
              <text:p text:style-name="P3">6</text:p>
            </table:table-cell>
            <table:table-cell table:style-name="Table1.A2" office:value-type="string">
              <text:p text:style-name="P3">7</text:p>
            </table:table-cell>
            <table:table-cell table:style-name="Table1.A2" office:value-type="string">
              <text:p text:style-name="P3">8</text:p>
            </table:table-cell>
            <table:table-cell table:style-name="Table1.A2" office:value-type="string">
              <text:p text:style-name="P3">9</text:p>
            </table:table-cell>
            <table:table-cell table:style-name="Table1.A2" office:value-type="string">
              <text:p text:style-name="P3">10</text:p>
            </table:table-cell>
          </table:table-row>
          <table:table-row table:style-name="Table1.1">
            <table:table-cell table:style-name="Table1.A1" office:value-type="string">
              <text:p text:style-name="P15"><text:span text:style-name="T1">Black Eye(s)</text:span></text:p>
            </table:table-cell>
            <table:table-cell table:style-name="Table1.A1" office:value-type="string">
              <text:p text:style-name="P3">1</text:p>
            </table:table-cell>
            <table:table-cell table:style-name="Table1.A1" office:value-type="string">
              <text:p text:style-name="P3">2</text:p>
            </table:table-cell>
            <table:table-cell table:style-name="Table1.A1" office:value-type="string">
              <text:p text:style-name="P3">3</text:p>
            </table:table-cell>
            <table:table-cell table:style-name="Table1.A1" office:value-type="string">
              <text:p text:style-name="P3">4</text:p>
            </table:table-cell>
            <table:table-cell table:style-name="Table1.A1" office:value-type="string">
              <text:p text:style-name="P3">5</text:p>
            </table:table-cell>
            <table:table-cell table:style-name="Table1.A1" office:value-type="string">
              <text:p text:style-name="P3">6</text:p>
            </table:table-cell>
            <table:table-cell table:style-name="Table1.A1" office:value-type="string">
              <text:p text:style-name="P3">7</text:p>
            </table:table-cell>
            <table:table-cell table:style-name="Table1.A1" office:value-type="string">
              <text:p text:style-name="P3">8</text:p>
            </table:table-cell>
            <table:table-cell table:style-name="Table1.A1" office:value-type="string">
              <text:p text:style-name="P3">9</text:p>
            </table:table-cell>
            <table:table-cell table:style-name="Table1.A1" office:value-type="string">
              <text:p text:style-name="P3">10</text:p>
            </table:table-cell>
          </table:table-row>
          <table:table-row table:style-name="Table1.1">
            <table:table-cell table:style-name="Table1.A2" office:value-type="string">
              <text:p text:style-name="P15"><text:span text:style-name="T1">Redness or Skin Irritation</text:span></text:p>
            </table:table-cell>
            <table:table-cell table:style-name="Table1.A2" office:value-type="string">
              <text:p text:style-name="P3">1</text:p>
            </table:table-cell>
            <table:table-cell table:style-name="Table1.A2" office:value-type="string">
              <text:p text:style-name="P3">2</text:p>
            </table:table-cell>
            <table:table-cell table:style-name="Table1.A2" office:value-type="string">
              <text:p text:style-name="P3">3</text:p>
            </table:table-cell>
            <table:table-cell table:style-name="Table1.A2" office:value-type="string">
              <text:p text:style-name="P3">4</text:p>
            </table:table-cell>
            <table:table-cell table:style-name="Table1.A2" office:value-type="string">
              <text:p text:style-name="P3">5</text:p>
            </table:table-cell>
            <table:table-cell table:style-name="Table1.A2" office:value-type="string">
              <text:p text:style-name="P3">6</text:p>
            </table:table-cell>
            <table:table-cell table:style-name="Table1.A2" office:value-type="string">
              <text:p text:style-name="P3">7</text:p>
            </table:table-cell>
            <table:table-cell table:style-name="Table1.A2" office:value-type="string">
              <text:p text:style-name="P3">8</text:p>
            </table:table-cell>
            <table:table-cell table:style-name="Table1.A2" office:value-type="string">
              <text:p text:style-name="P3">9</text:p>
            </table:table-cell>
            <table:table-cell table:style-name="Table1.A2" office:value-type="string">
              <text:p text:style-name="P3">10</text:p>
            </table:table-cell>
          </table:table-row>
          <table:table-row table:style-name="Table1.1">
            <table:table-cell table:style-name="Table1.A1" office:value-type="string">
              <text:p text:style-name="P15"><text:span text:style-name="T1">Burns</text:span></text:p>
            </table:table-cell>
            <table:table-cell table:style-name="Table1.A1" office:value-type="string">
              <text:p text:style-name="P3">1</text:p>
            </table:table-cell>
            <table:table-cell table:style-name="Table1.A1" office:value-type="string">
              <text:p text:style-name="P3">2</text:p>
            </table:table-cell>
            <table:table-cell table:style-name="Table1.A1" office:value-type="string">
              <text:p text:style-name="P3">3</text:p>
            </table:table-cell>
            <table:table-cell table:style-name="Table1.A1" office:value-type="string">
              <text:p text:style-name="P3">4</text:p>
            </table:table-cell>
            <table:table-cell table:style-name="Table1.A1" office:value-type="string">
              <text:p text:style-name="P3">5</text:p>
            </table:table-cell>
            <table:table-cell table:style-name="Table1.A1" office:value-type="string">
              <text:p text:style-name="P3">6</text:p>
            </table:table-cell>
            <table:table-cell table:style-name="Table1.A1" office:value-type="string">
              <text:p text:style-name="P3">7</text:p>
            </table:table-cell>
            <table:table-cell table:style-name="Table1.A1" office:value-type="string">
              <text:p text:style-name="P3">8</text:p>
            </table:table-cell>
            <table:table-cell table:style-name="Table1.A1" office:value-type="string">
              <text:p text:style-name="P3">9</text:p>
            </table:table-cell>
            <table:table-cell table:style-name="Table1.A1" office:value-type="string">
              <text:p text:style-name="P3">10</text:p>
            </table:table-cell>
          </table:table-row>
        </table:table-header-rows>
      </table:table>
      <text:p text:style-name="Heading_20_2"><text:bookmark text:name="_4keyx7pa0x8p"/>Section 3: Non-Visible Marks</text:p>
      <text:p text:style-name="Standard"><text:span text:style-name="T3">Rank 1: Do not want</text:span> | <text:span text:style-name="T3">Rank 10: Best thing Ever</text:span>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B"/>
        <table:table-column table:style-name="Table2.C" table:number-columns-repeated="2"/>
        <table:table-column table:style-name="Table2.B"/>
        <table:table-column table:style-name="Table2.C" table:number-columns-repeated="2"/>
        <table:table-column table:style-name="Table2.K"/>
        <table:table-row table:style-name="Table2.1">
          <table:table-cell table:style-name="Table2.A1" office:value-type="string">
            <text:p text:style-name="P4"><text:span text:style-name="T1">Sore Muscles/Joints</text:span></text:p>
          </table:table-cell>
          <table:table-cell table:style-name="Table2.A1" office:value-type="string">
            <text:p text:style-name="P3">1</text:p>
          </table:table-cell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3">3</text:p>
          </table:table-cell>
          <table:table-cell table:style-name="Table2.A1" office:value-type="string">
            <text:p text:style-name="P3">4</text:p>
          </table:table-cell>
          <table:table-cell table:style-name="Table2.A1" office:value-type="string">
            <text:p text:style-name="P3">5</text:p>
          </table:table-cell>
          <table:table-cell table:style-name="Table2.A1" office:value-type="string">
            <text:p text:style-name="P3">6</text:p>
          </table:table-cell>
          <table:table-cell table:style-name="Table2.A1" office:value-type="string">
            <text:p text:style-name="P3">7</text:p>
          </table:table-cell>
          <table:table-cell table:style-name="Table2.A1" office:value-type="string">
            <text:p text:style-name="P3">8</text:p>
          </table:table-cell>
          <table:table-cell table:style-name="Table2.A1" office:value-type="string">
            <text:p text:style-name="P3">9</text:p>
          </table:table-cell>
          <table:table-cell table:style-name="Table2.A1" office:value-type="string">
            <text:p text:style-name="P3">10</text:p>
          </table:table-cell>
        </table:table-row>
        <table:table-row table:style-name="Table2.1">
          <table:table-cell table:style-name="Table2.A2" office:value-type="string">
            <text:p text:style-name="P4"><text:span text:style-name="T1">Internal Injury/Broken Bones</text:span>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5</text:p>
          </table:table-cell>
          <table:table-cell table:style-name="Table2.A2" office:value-type="string">
            <text:p text:style-name="P3">6</text:p>
          </table:table-cell>
          <table:table-cell table:style-name="Table2.A2" office:value-type="string">
            <text:p text:style-name="P3">7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9</text:p>
          </table:table-cell>
          <table:table-cell table:style-name="Table2.A2" office:value-type="string">
            <text:p text:style-name="P3">10</text:p>
          </table:table-cell>
        </table:table-row>
        <table:table-row table:style-name="Table2.1">
          <table:table-cell table:style-name="Table2.A1" office:value-type="string">
            <text:p text:style-name="P4"><text:span text:style-name="T1">Cognitive/Mental/Emotional</text:span></text:p>
          </table:table-cell>
          <table:table-cell table:style-name="Table2.A1" office:value-type="string">
            <text:p text:style-name="P3">1</text:p>
          </table:table-cell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3">3</text:p>
          </table:table-cell>
          <table:table-cell table:style-name="Table2.A1" office:value-type="string">
            <text:p text:style-name="P3">4</text:p>
          </table:table-cell>
          <table:table-cell table:style-name="Table2.A1" office:value-type="string">
            <text:p text:style-name="P3">5</text:p>
          </table:table-cell>
          <table:table-cell table:style-name="Table2.A1" office:value-type="string">
            <text:p text:style-name="P3">6</text:p>
          </table:table-cell>
          <table:table-cell table:style-name="Table2.A1" office:value-type="string">
            <text:p text:style-name="P3">7</text:p>
          </table:table-cell>
          <table:table-cell table:style-name="Table2.A1" office:value-type="string">
            <text:p text:style-name="P3">8</text:p>
          </table:table-cell>
          <table:table-cell table:style-name="Table2.A1" office:value-type="string">
            <text:p text:style-name="P3">9</text:p>
          </table:table-cell>
          <table:table-cell table:style-name="Table2.A1" office:value-type="string">
            <text:p text:style-name="P3">10</text:p>
          </table:table-cell>
        </table:table-row>
      </table:table>
      <text:p text:style-name="P5"><text:soft-page-break/></text:p>
      <text:p text:style-name="P32"><text:bookmark text:name="_xm9hdfwdqja8"/>My Risk Profile Suggests…</text:p>
      <text:p text:style-name="Standard"/>
      <text:p text:style-name="P5"><text:span text:style-name="T6">!! IMPORTANT NOTE !!</text:span></text:p>
      <text:p text:style-name="P5">These are *<text:span text:style-name="T1">SUGGESTIONS</text:span>* and should not be taken as medical or legal advice.</text:p>
      <text:p text:style-name="P5">Communicate any issues/concerns you have <text:span text:style-name="T1">BEFORE</text:span> initiating a scene/play, </text:p>
      <text:p text:style-name="P5">even if it seems trivial. <text:s/>All forms of play can be dangerous, being aware makes it safer.</text:p>
      <text:p text:style-name="P5"/>
      <text:p text:style-name="Standard"><text:span text:style-name="T1">Strong Recommendations</text:span>:</text:p>
      <text:p text:style-name="P17">- Use common sense!<text:line-break/>- Consult your doctor(s) regarding any medical conditions you may have. </text:p>
      <text:p text:style-name="Standard">- Do your best to know your own limitations. <text:s/></text:p>
      <text:p text:style-name="Standard">- Check in with yourself regularly. <text:s/>Your health, interests and tastes <text:span text:style-name="T1">will</text:span> change over time.</text:p>
      <text:p text:style-name="Heading_20_2"><text:bookmark text:name="_d3f1btg72s38"/>SECTION 1 Responses:</text:p>
      <text:p text:style-name="Heading_20_3"><text:bookmark text:name="_8u501rqu0t2g"/>Heart Condition</text:p>
      <text:p text:style-name="P17"><text:span text:style-name="T7">Avoid</text:span>:</text:p>
      <text:list xml:id="list4146575664" text:style-name="WWNum4">
        <text:list-item>
          <text:p text:style-name="P7">Electrical/Violet wand play.</text:p>
        </text:list-item>
      </text:list>
      <text:p text:style-name="P19"/>
      <text:p text:style-name="P20"><text:span text:style-name="T1">Risks</text:span>: Increased chances of triggering cardiac problems. <text:s/>All forms of electricity are</text:p>
      <text:p text:style-name="P21">potentially dangerous. <text:s/>Having any voltage run through your body/across your heart </text:p>
      <text:p text:style-name="P21">could potentially cause a serious medical issue.</text:p>
      <text:p text:style-name="P22"/>
      <text:p text:style-name="P17"><text:span text:style-name="T7">Use Caution</text:span>:</text:p>
      <text:list xml:id="list2000442300" text:style-name="WWNum5">
        <text:list-item>
          <text:p text:style-name="P8"><text:soft-page-break/>Rough, or very active/energetic scenes</text:p>
        </text:list-item>
      </text:list>
      <text:p text:style-name="P24"><text:span text:style-name="T1"><text:line-break/>Risks</text:span>: Increased heart rate. <text:s/>Treat these types of play/scenes the same way you would </text:p>
      <text:p text:style-name="P24">treat forms of cardiovascular (cardio) exercise.</text:p>
      <text:p text:style-name="Heading_20_3"><text:bookmark text:name="_92t9t8i2nqu4"/>Sensitive/Delicate Skin</text:p>
      <text:p text:style-name="Standard"><text:span text:style-name="T7">Avoid</text:span></text:p>
      <text:list xml:id="list2246743992" text:style-name="WWNum1">
        <text:list-item>
          <text:p text:style-name="P9"><text:span text:style-name="T3">See Risks</text:span></text:p>
        </text:list-item>
      </text:list>
      <text:p text:style-name="P22"/>
      <text:p text:style-name="Standard"><text:span text:style-name="T7">Use Caution</text:span>:</text:p>
      <text:list xml:id="list172504366347554" text:continue-list="list2000442300" text:style-name="WWNum5">
        <text:list-item>
          <text:p text:style-name="P8">Fireplay</text:p>
        </text:list-item>
        <text:list-item>
          <text:p text:style-name="P8">Play Piercing/Needles</text:p>
        </text:list-item>
        <text:list-item>
          <text:p text:style-name="P8">Impact</text:p>
        </text:list-item>
        <text:list-item>
          <text:p text:style-name="P8">Rope</text:p>
        </text:list-item>
      </text:list>
      <text:p text:style-name="P19"/>
      <text:p text:style-name="P20"><text:span text:style-name="T1">Risks</text:span>: <text:s/>These types of play have higher chances of leaving marks or damaging your skin. </text:p>
      <text:p text:style-name="P26">Play piercing/needles especially could result in temporary/permanent scarring.</text:p>
      <text:p text:style-name="P26"/>
      <text:p text:style-name="Heading_20_3"><text:bookmark text:name="_herd0tikfexp"/>Injury or Other Physical/Mental Restriction</text:p>
      <text:p text:style-name="Standard"><text:span text:style-name="T7">Avoid</text:span>:</text:p>
      <text:list xml:id="list3096754084" text:style-name="WWNum9">
        <text:list-item>
          <text:p text:style-name="P10">Injury/Restriction Dependent</text:p>
        </text:list-item>
      </text:list>
      <text:p text:style-name="P22"/>
      <text:p text:style-name="Standard"><text:span text:style-name="T7">Use Caution</text:span>:</text:p>
      <text:list xml:id="list172504326703525" text:continue-list="list172504366347554" text:style-name="WWNum5">
        <text:list-item>
          <text:p text:style-name="P8"><text:soft-page-break/>Injury/Restriction Dependent</text:p>
        </text:list-item>
      </text:list>
      <text:p text:style-name="P19"/>
      <text:p text:style-name="P20"><text:span text:style-name="T1">Risks</text:span>: Many forms of play may result in further damage to an existing injury. <text:s/>People that </text:p>
      <text:p text:style-name="P21">have some form of physical or mental restriction may experience new injuries/trauma</text:p>
      <text:p text:style-name="P21">if those restrictions are not properly communicated.</text:p>
      <text:p text:style-name="Heading_20_3"><text:bookmark text:name="_j97pfk4dlhur"/>Medical Implant/Device</text:p>
      <text:p text:style-name="Standard"><text:span text:style-name="T7">Avoid</text:span>:</text:p>
      <text:list xml:id="list172503223667941" text:continue-list="list3096754084" text:style-name="WWNum9">
        <text:list-item>
          <text:p text:style-name="P10">Electrical/Violet Wand</text:p>
        </text:list-item>
      </text:list>
      <text:p text:style-name="P22"/>
      <text:p text:style-name="Standard"><text:span text:style-name="T7">Use Caution</text:span>:</text:p>
      <text:list xml:id="list172503984343505" text:continue-list="list172504326703525" text:style-name="WWNum5">
        <text:list-item>
          <text:p text:style-name="P8">Implant/Device Dependant</text:p>
        </text:list-item>
      </text:list>
      <text:p text:style-name="P19"/>
      <text:p text:style-name="P20"><text:span text:style-name="T1">Risks</text:span>: <text:s/>Any medical device/implant which is connected to the body can be severely</text:p>
      <text:p text:style-name="P26">damaged during scenes/play involving electrical stimulation. <text:s/>People with</text:p>
      <text:p text:style-name="P26">pacemakers or other heart-related equipment are especially at risk. <text:s/></text:p>
      <text:p text:style-name="P26"/>
      <text:p text:style-name="P26">Other forms of medical implants/devices may restrict the types of </text:p>
      <text:p text:style-name="P26">scenes/play depending on the implant/device. <text:s/></text:p>
      <text:p text:style-name="Heading_20_3"><text:bookmark text:name="_4ahf0hv4inpi"/>Skin Condition/Allergy</text:p>
      <text:p text:style-name="Standard"><text:span text:style-name="T7">Avoid</text:span>:</text:p>
      <text:list xml:id="list172504655492391" text:continue-list="list172503223667941" text:style-name="WWNum9">
        <text:list-item>
          <text:p text:style-name="P10">Play Piercing/Needles</text:p>
        </text:list-item>
        <text:list-item>
          <text:p text:style-name="P10"><text:soft-page-break/>Knife play/Sharps</text:p>
        </text:list-item>
        <text:list-item>
          <text:p text:style-name="P10">Blood play</text:p>
        </text:list-item>
      </text:list>
      <text:p text:style-name="Standard"/>
      <text:p text:style-name="Standard"><text:span text:style-name="T7">Use Caution</text:span>:</text:p>
      <text:list xml:id="list172502833377999" text:continue-list="list172503984343505" text:style-name="WWNum5">
        <text:list-item>
          <text:p text:style-name="P8">Fireplay</text:p>
        </text:list-item>
        <text:list-item>
          <text:p text:style-name="P8">Rope</text:p>
        </text:list-item>
        <text:list-item>
          <text:p text:style-name="P8">Impact</text:p>
        </text:list-item>
      </text:list>
      <text:p text:style-name="P19"/>
      <text:p text:style-name="P20"><text:span text:style-name="T1">Risks</text:span>: <text:s/>All types of scenes/play where skin is intentionally/accidentally punctured may result </text:p>
      <text:p text:style-name="P26">in serious infection or illness or other ailments. <text:s/>Needle and Blood play are </text:p>
      <text:p text:style-name="P26">considered VERY high risk, and should be negotiated as such.</text:p>
      <text:p text:style-name="Heading_20_2"><text:bookmark text:name="_stx71v2xeiyj"/>SECTION 2 Responses:</text:p>
      <text:p text:style-name="Standard"><text:span text:style-name="T3">Rank 1: Do not want</text:span> | <text:span text:style-name="T3">Rank 10: Best thing Ever</text:span></text:p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office:value-type="string">
              <text:p text:style-name="P3"><text:span text:style-name="T1">Scratches</text:span></text:p>
            </table:table-cell>
            <table:table-cell table:style-name="Table3.A1" office:value-type="string">
              <text:p text:style-name="P4"><text:span text:style-name="T7">Rank 1’s should Avoid:</text:span></text:p>
              <text:list xml:id="list3089052794" text:style-name="WWNum7">
                <text:list-item>
                  <text:p text:style-name="P11">Needles</text:p>
                </text:list-item>
                <text:list-item>
                  <text:p text:style-name="P11">Knife/Sharps Play</text:p>
                </text:list-item>
              </text:list>
              <text:p text:style-name="P18"/>
              <text:p text:style-name="P4"><text:span text:style-name="T3">Reasoning:</text:span> These forms of play leave marks that will last for hours/days weeks.</text:p>
              <text:p text:style-name="P18"/>
              <text:p text:style-name="P18"><text:span text:style-name="T7">Rank 1’s should be careful with:</text:span></text:p>
              <text:list xml:id="list203264414" text:style-name="WWNum2">
                <text:list-item>
                  <text:p text:style-name="P12">Rope</text:p>
                </text:list-item>
                <text:list-item>
                  <text:p text:style-name="P12">Impact </text:p>
                </text:list-item>
              </text:list>
              <text:p text:style-name="P18"/>
              <text:p text:style-name="P4"><text:span text:style-name="T3">Reasoning:</text:span> Some types of rope (ex: jute, coconut) have a chance to be itchy or leave scratch marks. <text:s/>Likewise, some impact toys, such as single tail whips, may leave scratches.</text:p>
            </table:table-cell>
          </table:table-row>
          <table:table-row table:style-name="Table3.2">
            <table:table-cell table:style-name="Table3.A2" office:value-type="string">
              <text:p text:style-name="P3"><text:span text:style-name="T1">Cuts</text:span></text:p>
            </table:table-cell>
            <table:table-cell table:style-name="Table3.A2" office:value-type="string">
              <text:p text:style-name="P4"><text:span text:style-name="T7">Rank 1’s should Avoid:</text:span></text:p>
              <text:list xml:id="list172503387218836" text:continue-list="list3089052794" text:style-name="WWNum7">
                <text:list-item>
                  <text:p text:style-name="P11">Needles</text:p>
                </text:list-item>
              </text:list>
              <text:p text:style-name="P4"/>
              <text:p text:style-name="P4"><text:span text:style-name="T3">Reasoning:</text:span> Needle play is intended to break skin.</text:p>
              <text:p text:style-name="P4"/>
              <text:p text:style-name="P4"><text:span text:style-name="T7">Rank 1’s should be careful with:</text:span></text:p>
              <text:list xml:id="list172502758777042" text:continue-numbering="true" text:style-name="WWNum7">
                <text:list-item>
                  <text:p text:style-name="P11">Knife/Sharps Play</text:p>
                </text:list-item>
              </text:list>
              <text:list xml:id="list172502736984499" text:continue-list="list203264414" text:style-name="WWNum2">
                <text:list-item>
                  <text:p text:style-name="P12">Impact: Single Tails, Dragon Tails, and similar</text:p>
                </text:list-item>
              </text:list>
              <text:p text:style-name="P4"/>
              <text:p text:style-name="P4"><text:span text:style-name="T3">Reasoning:</text:span> Knife/Sharps Play may result in cuts/skin being broken. <text:s/>Many whips that come to a point or have a single edge may break the skin.</text:p>
            </table:table-cell>
          </table:table-row>
          <table:table-row table:style-name="Table3.1">
            <table:table-cell table:style-name="Table3.A1" office:value-type="string">
              <text:p text:style-name="P3"><text:span text:style-name="T1">Bleeding</text:span></text:p>
              <text:p text:style-name="P2"/>
            </table:table-cell>
            <table:table-cell table:style-name="Table3.A1" office:value-type="string">
              <text:p text:style-name="P4"><text:span text:style-name="T7">Rank 1’s should Avoid:</text:span></text:p>
              <text:list xml:id="list172503160605737" text:continue-list="list172502758777042" text:style-name="WWNum7">
                <text:list-item>
                  <text:p text:style-name="P11">Needles/Play Piercing</text:p>
                </text:list-item>
              </text:list>
              <text:p text:style-name="P4"/>
              <text:p text:style-name="P4"><text:span text:style-name="T3">Reasoning:</text:span> Needle play is intended to break skin.</text:p>
              <text:p text:style-name="P4"/>
              <text:p text:style-name="P4"><text:span text:style-name="T7">Rank 1’s should be careful with:</text:span></text:p>
              <text:list xml:id="list172504520019726" text:continue-numbering="true" text:style-name="WWNum7">
                <text:list-item>
                  <text:p text:style-name="P11">Knife/Sharps Play</text:p>
                </text:list-item>
              </text:list>
              <text:list xml:id="list172503884994928" text:continue-list="list172502736984499" text:style-name="WWNum2">
                <text:list-item>
                  <text:p text:style-name="P12">Impact: Single Tails, Dragon Tails, and similar</text:p>
                </text:list-item>
              </text:list>
              <text:p text:style-name="P4"/>
              <text:p text:style-name="P4"><text:span text:style-name="T3">Reasoning:</text:span> Knife/Sharps Play may result in cuts/skin being broken. <text:s/>Many whips that come to a point or have a single edge may break the skin.</text:p>
            </table:table-cell>
          </table:table-row>
          <table:table-row table:style-name="Table3.1">
            <table:table-cell table:style-name="Table3.A2" office:value-type="string">
              <text:p text:style-name="P3"><text:span text:style-name="T1">Bruising</text:span></text:p>
            </table:table-cell>
            <table:table-cell table:style-name="Table3.A2" office:value-type="string">
              <text:p text:style-name="P4"><text:span text:style-name="T7">Rank 1’s should Avoid:</text:span></text:p>
              <text:list xml:id="list172504794036582" text:continue-list="list172504520019726" text:style-name="WWNum7">
                <text:list-item>
                  <text:p text:style-name="P11">Impact</text:p>
                </text:list-item>
                <text:list-item>
                  <text:p text:style-name="P11">Takedowns/Roughhousing</text:p>
                </text:list-item>
              </text:list>
              <text:p text:style-name="P4"/>
              <text:p text:style-name="P4"><text:span text:style-name="T3">Reasoning:</text:span> Impact, and other physically-involved forms of play will often leave bruises or other marks.</text:p>
              <text:p text:style-name="P4"/>
              <text:p text:style-name="P4"><text:span text:style-name="T7">Rank 1’s should be careful with:</text:span></text:p>
              <text:list xml:id="list172502772249983" text:continue-list="list172503884994928" text:style-name="WWNum2">
                <text:list-item>
                  <text:p text:style-name="P12">Rope</text:p>
                </text:list-item>
              </text:list>
              <text:p text:style-name="P4"/>
              <text:p text:style-name="P4"><text:span text:style-name="T3">Reasoning:</text:span> Rope, especially rope suspension, carries the possibility to leave bruises where the ropes were wrapped/tied.</text:p>
            </table:table-cell>
          </table:table-row>
          <table:table-row table:style-name="Table3.1">
            <table:table-cell table:style-name="Table3.A1" office:value-type="string">
              <text:p text:style-name="P3"><text:span text:style-name="T1">Black Eye(s)</text:span></text:p>
            </table:table-cell>
            <table:table-cell table:style-name="Table3.A1" office:value-type="string">
              <text:p text:style-name="P4"><text:span text:style-name="T7">Rank 1’s should Avoid:</text:span></text:p>
              <text:list xml:id="list1441728278" text:style-name="WWNum6">
                <text:list-item>
                  <text:p text:style-name="P13">Takedowns/Roughhousing</text:p>
                </text:list-item>
              </text:list>
              <text:p text:style-name="P23"/>
              <text:p text:style-name="P4"><text:span text:style-name="T3">Reasoning:</text:span> In this instance any form of takedown roughhousing, enthusiastic wrestling, or anything involving flailing limbs could result in facial injuries.</text:p>
              <text:p text:style-name="P4"/>
              <text:p text:style-name="P4"><text:span text:style-name="T7">Rank 1’s should be careful with:</text:span></text:p>
              <text:list xml:id="list172504758589260" text:continue-list="list172502772249983" text:style-name="WWNum2">
                <text:list-item>
                  <text:p text:style-name="P12">Impact</text:p>
                </text:list-item>
              </text:list>
              <text:p text:style-name="P4"/>
              <text:p text:style-name="P4"><text:span text:style-name="T3">Reasoning:</text:span> Some toys when used around the shoulders run the risk of wrapping around and hitting parts of the face.</text:p>
            </table:table-cell>
          </table:table-row>
          <table:table-row table:style-name="Table3.1">
            <table:table-cell table:style-name="Table3.A2" office:value-type="string">
              <text:p text:style-name="P3"><text:span text:style-name="T1">Redness or Skin Irritation</text:span></text:p>
            </table:table-cell>
            <table:table-cell table:style-name="Table3.A2" office:value-type="string">
              <text:p text:style-name="P4"><text:span text:style-name="T7">Rank 1’s should Avoid:</text:span></text:p>
              <text:list xml:id="list172504188177295" text:continue-list="list172504794036582" text:style-name="WWNum7">
                <text:list-item>
                  <text:p text:style-name="P11">Fire Play</text:p>
                </text:list-item>
                <text:list-item>
                  <text:p text:style-name="P11">Electrical/Violet Want</text:p>
                </text:list-item>
                <text:list-item>
                  <text:p text:style-name="P11">Needles</text:p>
                </text:list-item>
                <text:list-item>
                  <text:p text:style-name="P11">Knife/Sharps Play</text:p>
                </text:list-item>
              </text:list>
              <text:p text:style-name="P4"/>
              <text:p text:style-name="P4"><text:span text:style-name="T3">Reasoning:</text:span> These forms of play all involve contact with the skin, and could induce redness, irritation or worse. <text:s/>Many fire or violet wand tops will also apply lotions/ointments to cool the skin down afterward.</text:p>
              <text:p text:style-name="P4"/>
              <text:p text:style-name="P4"><text:span text:style-name="T7">Rank 1’s should be careful with:</text:span></text:p>
              <text:list xml:id="list172503402481528" text:continue-list="list172504758589260" text:style-name="WWNum2">
                <text:list-item>
                  <text:p text:style-name="P12">Rope</text:p>
                </text:list-item>
                <text:list-item>
                  <text:p text:style-name="P12">Impact </text:p>
                </text:list-item>
              </text:list>
              <text:p text:style-name="P4"/>
              <text:p text:style-name="P4"><text:span text:style-name="T3">Reasoning:</text:span> Some types of rope (ex: jute, coconut) have a chance to be itchy or leave scratch marks. <text:s/>Likewise, some impact toys, such as single tail whips, may leave scratches.</text:p>
            </table:table-cell>
          </table:table-row>
          <table:table-row table:style-name="Table3.1">
            <table:table-cell table:style-name="Table3.A1" office:value-type="string">
              <text:p text:style-name="P3"><text:span text:style-name="T1">Burns or Scars</text:span></text:p>
            </table:table-cell>
            <table:table-cell table:style-name="Table3.A1" office:value-type="string">
              <text:p text:style-name="P4"><text:span text:style-name="T7">Rank 1’s should Avoid:</text:span></text:p>
              <text:list xml:id="list172504269091043" text:continue-list="list172504188177295" text:style-name="WWNum7">
                <text:list-item>
                  <text:p text:style-name="P11">Fire Play</text:p>
                </text:list-item>
                <text:list-item>
                  <text:p text:style-name="P11">Electrical/Violet Wand</text:p>
                </text:list-item>
                <text:list-item>
                  <text:p text:style-name="P11">Cell Popping</text:p>
                </text:list-item>
                <text:list-item>
                  <text:p text:style-name="P11">Branding</text:p>
                </text:list-item>
              </text:list>
              <text:p text:style-name="P4"/>
              <text:p text:style-name="P4"><text:span text:style-name="T3">Reasoning:</text:span> <text:s/>Fire Play is perhaps one of the fastest ways to get severe burns. <text:s/>Similarly, electricity is hot. <text:s/>Violet wands carry much less risk of burns but it is still greater than many other forms of play.</text:p>
              <text:p text:style-name="P4"><text:line-break/>Cell Popping, and Branding are included only because they are kinks where leaving burn marks/scars are the <text:span text:style-name="T1">intended goal</text:span>.</text:p>
              <text:p text:style-name="P4"/>
              <text:p text:style-name="P4"><text:span text:style-name="T7">Rank 1’s should be careful with:</text:span></text:p>
              <text:list xml:id="list172504076086669" text:continue-list="list172503402481528" text:style-name="WWNum2">
                <text:list-item>
                  <text:p text:style-name="P12">Needles</text:p>
                </text:list-item>
                <text:list-item>
                  <text:p text:style-name="P12">Knife/Sharps Play</text:p>
                </text:list-item>
              </text:list>
              <text:p text:style-name="P4"/>
              <text:p text:style-name="P4"><text:span text:style-name="T3">Reasoning:</text:span> Needles, Knifes, Sharps, and anything else that punctures the skin has a chance to leave scarring.</text:p>
            </table:table-cell>
          </table:table-row>
        </table:table-header-rows>
      </table:table>
      <text:p text:style-name="Standard"/>
      <text:p text:style-name="Heading_20_2"><text:bookmark text:name="_418eagw2aol5"/><text:soft-page-break/>SECTION 3 Responses:</text:p>
      <text:p text:style-name="Standard"><text:span text:style-name="T3">Rank 1: Do not want</text:span> | <text:span text:style-name="T3">Rank 10: Best thing Ever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"><text:span text:style-name="T1">Sore Muscles/Joints</text:span></text:p>
          </table:table-cell>
          <table:table-cell table:style-name="Table4.B1" office:value-type="string">
            <text:p text:style-name="P4"><text:span text:style-name="T7">Rank 1’s should Avoid:</text:span></text:p>
            <text:list xml:id="list172503857745669" text:continue-list="list172504269091043" text:style-name="WWNum7">
              <text:list-item>
                <text:p text:style-name="P11">Impact</text:p>
              </text:list-item>
              <text:list-item>
                <text:p text:style-name="P11">Takedowns/Roughhousing</text:p>
              </text:list-item>
            </text:list>
            <text:p text:style-name="P4"/>
            <text:p text:style-name="P4"><text:span text:style-name="T3">Reasoning:</text:span> <text:s/>As an impact bottom you are being hit with implements which may cause soreness. Impact tops may be sore from repetitive use of their implements. <text:s/>Takedowns and/or general roughhousing carry similar risk of soreness as daily exercise (depending upon overall health).</text:p>
            <text:p text:style-name="P4"/>
            <text:p text:style-name="P4"><text:span text:style-name="T7">Rank 1’s should be careful with:</text:span></text:p>
            <text:list xml:id="list172503759514670" text:continue-list="list172504076086669" text:style-name="WWNum2">
              <text:list-item>
                <text:p text:style-name="P12">Bondage</text:p>
              </text:list-item>
              <text:list-item>
                <text:p text:style-name="P12">Mummification/Vacuum beds</text:p>
              </text:list-item>
            </text:list>
            <text:p text:style-name="P23"/>
            <text:p text:style-name="P4"><text:span text:style-name="T3">Reasoning:</text:span> Extended periods of immobility may cause stiffness in muscles or joints.</text:p>
          </table:table-cell>
        </table:table-row>
        <table:table-row table:style-name="Table4.1">
          <table:table-cell table:style-name="Table4.A2" office:value-type="string">
            <text:p text:style-name="P4"><text:span text:style-name="T1">Internal Damage/Broken Bones</text:span></text:p>
          </table:table-cell>
          <table:table-cell table:style-name="Table4.B2" office:value-type="string">
            <text:p text:style-name="P4"><text:span text:style-name="T7">Rank 1’s should Avoid:</text:span></text:p>
            <text:list xml:id="list2253739202" text:style-name="WWNum3">
              <text:list-item>
                <text:p text:style-name="P14">Extreme Impact</text:p>
              </text:list-item>
              <text:list-item>
                <text:p text:style-name="P14">Rope Suspension</text:p>
              </text:list-item>
            </text:list>
            <text:p text:style-name="P23"/>
            <text:p text:style-name="P4"><text:span text:style-name="T3">Reasoning:</text:span> <text:s/>There are very few, generally practiced, kinks in which a participant may suffer from internal bleeding, organ damage, or even broken bones. <text:s/>However, the possibility still exists.</text:p>
            <text:p text:style-name="P4"/>
            <text:p text:style-name="P4"><text:span text:style-name="T7">Rank 1’s should be careful with:</text:span></text:p>
            <text:list xml:id="list172504578669830" text:continue-list="list172503759514670" text:style-name="WWNum2">
              <text:list-item>
                <text:p text:style-name="P12">Impact</text:p>
              </text:list-item>
              <text:list-item>
                <text:p text:style-name="P12">Takedowns/Roughhousing</text:p>
              </text:list-item>
              <text:list-item>
                <text:p text:style-name="P12">Electrical/Violet Wand</text:p>
              </text:list-item>
            </text:list>
            <text:p text:style-name="P4"/>
            <text:p text:style-name="P4"><text:span text:style-name="T3">Reasoning:</text:span> Impact, Takedowns/Roughhousing especially when neck, and lower-back/kidneys could be injured. <text:s/>Electrical and Violet Wand play involves electrical currents running through an individual, and carries the possibility of injury accordingly.</text:p>
          </table:table-cell>
        </table:table-row>
        <table:table-row table:style-name="Table4.1">
          <table:table-cell table:style-name="Table4.A1" office:value-type="string">
            <text:p text:style-name="P4"><text:span text:style-name="T1">Cognitive/Mental/Emotional</text:span></text:p>
          </table:table-cell>
          <table:table-cell table:style-name="Table4.B1" office:value-type="string">
            <text:p text:style-name="P4"><text:span text:style-name="T7">Rank 1’s should Avoid:</text:span></text:p>
            <text:list xml:id="list172504036205799" text:continue-list="list172503857745669" text:style-name="WWNum7">
              <text:list-item>
                <text:p text:style-name="P11">Humiliation</text:p>
              </text:list-item>
              <text:list-item>
                <text:p text:style-name="P11">Objectification</text:p>
              </text:list-item>
            </text:list>
            <text:p text:style-name="P4"/>
            <text:p text:style-name="P4"><text:span text:style-name="T3">Reasoning:</text:span> <text:s/>These forms of play can be mentally or emotionally damaging to the parties involved. <text:s/><text:line-break/></text:p>
            <text:p text:style-name="P4"><text:span text:style-name="T4">However</text:span> it is <text:span text:style-name="T3">also</text:span> possible to negotiate a scene in which an individual <text:span text:style-name="T3">wants</text:span> to relive a trauma or be put into a cathartic emotional state. <text:s/>These types of scenes can be used as a tool for healing mental wounds, but need to be carefully negotiated.</text:p>
            <text:p text:style-name="P4"/>
            <text:p text:style-name="P4"><text:span text:style-name="T7">Rank 1’s should be careful with:</text:span></text:p>
            <text:list xml:id="list172503550773950" text:continue-list="list172504578669830" text:style-name="WWNum2">
              <text:list-item>
                <text:p text:style-name="P12">Sensory Deprivation</text:p>
              </text:list-item>
            </text:list>
            <text:p text:style-name="P4"/>
            <text:p text:style-name="P4"><text:span text:style-name="T3">Reasoning:</text:span> Sensory deprivation may be disorienting and/or include other side-effects.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color="#1155cc" fo:font-style="italic" style:text-underline-style="solid" style:text-underline-width="auto" style:text-underline-color="font-color" style:font-style-asian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text:bullet-char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text:bullet-char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text:bullet-char="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text:bullet-char="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text-indent="0in" style:auto-text-indent="false"/>
    </style:style>
    <style:style style:name="MP2" style:family="paragraph" style:parent-style-name="Standard">
      <style:paragraph-properties fo:text-align="center" style:justify-single-word="false"/>
    </style:style>
    <style:style style:name="MT1" style:family="text">
      <style:text-properties fo:font-style="italic" style:font-style-asian="italic"/>
    </style:style>
    <style:style style:name="MT2" style:family="text">
      <style:text-properties fo:color="#1155cc" fo:font-style="italic" style:text-underline-style="solid" style:text-underline-width="auto" style:text-underline-color="font-color" style:font-style-asian="italic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Draft 0.1 - May 2025<text:tab/><text:tab/><text:tab/><text:tab/><text:tab/><text:tab/><text:tab/> <text:s text:c="3"/>Original Author: Banjo Fox</text:p>
      </style:header>
      <style:footer>
        <text:p text:style-name="MP2">© 2025 Banjo Fox, <text:span text:style-name="MT1">This work is openly licensed via</text:span><text:a xlink:type="simple" xlink:href="https://creativecommons.org/licenses/by-nc/4.0/" text:style-name="ListLabel_20_82" text:visited-style-name="ListLabel_20_82"><text:span text:style-name="MT2"> CC BY-NC 4.0</text:span></text:a><text:span text:style-name="MT1">.</text:span></text:p>
        <text:p text:style-name="MP2"><text:span text:style-name="MT1">Not permitted for commercial use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image-count="0" meta:object-count="0" meta:page-count="8" meta:paragraph-count="292" meta:word-count="1637" meta:character-count="9743" meta:non-whitespace-character-count="8377"/>
    <meta:generator>LibreOfficeDev/6.0.5.2$Linux_X86_64 LibreOffice_project/</meta:generator>
  </office:meta>
</office:document-meta>
</file>